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db10" officeooo:paragraph-rsid="0005db10"/>
    </style:style>
    <style:style style:name="P2" style:family="paragraph" style:parent-style-name="Standard">
      <style:text-properties officeooo:rsid="00061ebc" officeooo:paragraph-rsid="00061e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PA List</text:p>
      <text:p text:style-name="P1"/>
      <text:p text:style-name="P1">X2go</text:p>
      <text:p text:style-name="P1">teeje</text:p>
      <text:p text:style-name="P1">keybase</text:p>
      <text:p text:style-name="P1">keepassxc</text:p>
      <text:p text:style-name="P1">sublime</text:p>
      <text:p text:style-name="P1">zerotier</text:p>
      <text:p text:style-name="P1">pritunl</text:p>
      <text:p text:style-name="P1">borg backup</text:p>
      <text:p text:style-name="P2">cryptomator</text:p>
      <text:p text:style-name="P2">typo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1:17:33.513572964</meta:creation-date>
    <dc:date>2020-04-24T11:18:50.259336036</dc:date>
    <meta:editing-duration>PT1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3" meta:character-count="83" meta:non-whitespace-character-count="81"/>
  </office:meta>
</office:document-meta>
</file>